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Helper.copy( XMLStreamReader reader , XMLStreamWriter wri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StreamHelper.writeStartElement( XMLStreamWriter writer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Helper.choosePrefix( XMLStreamWriter out , QName name , boolean declar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StreamHelper.getUniquePrefix( XMLStreamWriter 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treamHelper.writeStartElement( XMLStreamWriter writer , String uri , String local , String prefi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StreamHelper.writeStartElement( XMLStreamReader reader , XMLStreamWriter write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XMLStreamHelper.XMLStream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eamHelper.writeTextQName( XMLStreamWriter out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